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9.55mm"/>
    </style:style>
    <style:style style:name="co2" style:family="table-column">
      <style:table-column-properties fo:break-before="auto" style:column-width="60.18mm"/>
    </style:style>
    <style:style style:name="co3" style:family="table-column">
      <style:table-column-properties fo:break-before="auto" style:column-width="45.47mm"/>
    </style:style>
    <style:style style:name="co4" style:family="table-column">
      <style:table-column-properties fo:break-before="auto" style:column-width="49.02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s" fo:country="V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value-type" style:repeat-content="false" fo:wrap-option="wrap" style:vertical-align="middle"/>
      <style:paragraph-properties fo:margin-left="0mm"/>
    </style:style>
    <style:style style:name="ce6" style:family="table-cell" style:parent-style-name="Default" style:data-style-name="N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style:font-name="Liberation Sans" style:font-name-asian="DejaVu Sans" style:font-name-complex="DejaVu 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8"/>
        <table:table-row table:style-name="ro1">
          <table:table-cell table:style-name="ce1" office:value-type="string" calcext:value-type="string" table:number-columns-spanned="2" table:number-rows-spanned="1">
            <text:p>Mineria ETH – Santos Michelena – Septiembre</text:p>
          </table:table-cell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Minería ETC – Santos Michelena – Octubr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Payouts</text:p>
          </table:table-cell>
          <table:table-cell/>
          <table:table-cell table:style-name="ce8" office:value-type="string" calcext:value-type="string">
            <text:p>Fecha</text:p>
          </table:table-cell>
          <table:table-cell office:value-type="string" calcext:value-type="string">
            <text:p>Payouts</text:p>
          </table:table-cell>
        </table:table-row>
        <table:table-row table:style-name="ro1">
          <table:table-cell table:style-name="ce3" office:value-type="string" calcext:value-type="string">
            <text:p>2017-09-09 - 2017-09-15</text:p>
          </table:table-cell>
          <table:table-cell table:style-name="ce2" office:value-type="float" office:value="0.7645" calcext:value-type="float">
            <text:p>0,7645</text:p>
          </table:table-cell>
          <table:table-cell/>
          <table:table-cell office:value-type="date" office:date-value="2017-10-03" calcext:value-type="date">
            <text:p>2017-10-03</text:p>
          </table:table-cell>
          <table:table-cell office:value-type="float" office:value="0.9193" calcext:value-type="float">
            <text:p>0,9193</text:p>
          </table:table-cell>
        </table:table-row>
        <table:table-row table:style-name="ro1">
          <table:table-cell table:style-name="ce3" office:value-type="string" calcext:value-type="string">
            <text:p>2017-09-15 – 2017-09-26</text:p>
          </table:table-cell>
          <table:table-cell table:style-name="ce2" office:value-type="float" office:value="0.7459" calcext:value-type="float">
            <text:p>0,7459</text:p>
          </table:table-cell>
          <table:table-cell/>
          <table:table-cell office:value-type="date" office:date-value="2017-10-04" calcext:value-type="date">
            <text:p>2017-10-04</text:p>
          </table:table-cell>
          <table:table-cell office:value-type="float" office:value="1.4486" calcext:value-type="float">
            <text:p>1,4486</text:p>
          </table:table-cell>
        </table:table-row>
        <table:table-row table:style-name="ro1">
          <table:table-cell table:style-name="ce3" office:value-type="string" calcext:value-type="string">
            <text:p>2017-09-27</text:p>
          </table:table-cell>
          <table:table-cell table:style-name="ce2" office:value-type="float" office:value="0.04965" calcext:value-type="float">
            <text:p>0,04965</text:p>
          </table:table-cell>
          <table:table-cell/>
          <table:table-cell table:style-name="ce10" office:value-type="date" office:date-value="2017-10-05" calcext:value-type="date">
            <text:p>2017-10-05</text:p>
          </table:table-cell>
          <table:table-cell office:value-type="float" office:value="1.4554" calcext:value-type="float">
            <text:p>1,4554</text:p>
          </table:table-cell>
        </table:table-row>
        <table:table-row table:style-name="ro1">
          <table:table-cell table:style-name="ce3" office:value-type="string" calcext:value-type="string">
            <text:p>2017-09-28</text:p>
          </table:table-cell>
          <table:table-cell table:style-name="ce2" office:value-type="float" office:value="0.04945" calcext:value-type="float">
            <text:p>0,04945</text:p>
          </table:table-cell>
          <table:table-cell/>
          <table:table-cell office:value-type="date" office:date-value="2017-10-06" calcext:value-type="date">
            <text:p>2017-10-06</text:p>
          </table:table-cell>
          <table:table-cell office:value-type="float" office:value="0.9351" calcext:value-type="float">
            <text:p>0,9351</text:p>
          </table:table-cell>
        </table:table-row>
        <table:table-row table:style-name="ro1">
          <table:table-cell table:style-name="ce3" office:value-type="string" calcext:value-type="string">
            <text:p>2017-09-29</text:p>
          </table:table-cell>
          <table:table-cell table:style-name="ce2" office:value-type="float" office:value="0.04945" calcext:value-type="float">
            <text:p>0,04945</text:p>
          </table:table-cell>
          <table:table-cell/>
          <table:table-cell office:value-type="date" office:date-value="2017-10-07" calcext:value-type="date">
            <text:p>2017-10-07</text:p>
          </table:table-cell>
          <table:table-cell office:value-type="float" office:value="1.2295" calcext:value-type="float">
            <text:p>1,2295</text:p>
          </table:table-cell>
        </table:table-row>
        <table:table-row table:style-name="ro1">
          <table:table-cell table:style-name="ce3" office:value-type="string" calcext:value-type="string">
            <text:p>2017-09-30</text:p>
          </table:table-cell>
          <table:table-cell table:style-name="ce2" office:value-type="float" office:value="0.09915" calcext:value-type="float">
            <text:p>0,09915</text:p>
          </table:table-cell>
          <table:table-cell/>
          <table:table-cell office:value-type="date" office:date-value="2017-10-08" calcext:value-type="date">
            <text:p>2017-10-08</text:p>
          </table:table-cell>
          <table:table-cell office:value-type="float" office:value="0.8141" calcext:value-type="float">
            <text:p>0,8141</text:p>
          </table:table-cell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2" table:formula="of:=[.B3]+[.B4]+[.B5]+[.B6]+[.B7]+[.B8]" office:value-type="float" office:value="1.7581" calcext:value-type="float">
            <text:p>1,7581</text:p>
          </table:table-cell>
          <table:table-cell/>
          <table:table-cell office:value-type="date" office:date-value="2017-10-09" calcext:value-type="date">
            <text:p>2017-10-09</text:p>
          </table:table-cell>
          <table:table-cell office:value-type="float" office:value="1.0183" calcext:value-type="float">
            <text:p>1,0183</text:p>
          </table:table-cell>
        </table:table-row>
        <table:table-row table:style-name="ro2">
          <table:table-cell table:style-name="ce4" office:value-type="string" calcext:value-type="string">
            <text:p>Porcentaje de Mantenimiento y Hospedaje RIGS BTC</text:p>
          </table:table-cell>
          <table:table-cell table:style-name="ce6" office:value-type="percentage" office:value="0.125" calcext:value-type="percentage">
            <text:p>12,50 %</text:p>
          </table:table-cell>
          <table:table-cell/>
          <table:table-cell table:style-name="ce10" office:value-type="date" office:date-value="2017-10-10" calcext:value-type="date">
            <text:p>2017-10-10</text:p>
          </table:table-cell>
          <table:table-cell office:value-type="float" office:value="1.4587" calcext:value-type="float">
            <text:p>1,4587</text:p>
          </table:table-cell>
        </table:table-row>
        <table:table-row table:style-name="ro2">
          <table:table-cell table:style-name="ce4" office:value-type="string" calcext:value-type="string">
            <text:p>Pago Septiembre por Mantenimiento y Hospedaje</text:p>
          </table:table-cell>
          <table:table-cell table:style-name="ce7" table:formula="of:=[.B9]*0.125" office:value-type="float" office:value="0.2197625" calcext:value-type="float">
            <text:p>0,2197625</text:p>
          </table:table-cell>
          <table:table-cell/>
          <table:table-cell office:value-type="date" office:date-value="2017-10-11" calcext:value-type="date">
            <text:p>2017-10-11</text:p>
          </table:table-cell>
          <table:table-cell office:value-type="float" office:value="1.2271" calcext:value-type="float">
            <text:p>1,2271</text:p>
          </table:table-cell>
        </table:table-row>
        <table:table-row table:style-name="ro1">
          <table:table-cell table:number-columns-repeated="3"/>
          <table:table-cell office:value-type="date" office:date-value="2017-10-12" calcext:value-type="date">
            <text:p>2017-10-12</text:p>
          </table:table-cell>
          <table:table-cell office:value-type="float" office:value="1.4375" calcext:value-type="float">
            <text:p>1,4375</text:p>
          </table:table-cell>
        </table:table-row>
        <table:table-row table:style-name="ro1">
          <table:table-cell table:number-columns-repeated="3"/>
          <table:table-cell office:value-type="date" office:date-value="2017-10-13" calcext:value-type="date">
            <text:p>2017-10-13</text:p>
          </table:table-cell>
          <table:table-cell office:value-type="float" office:value="1.4707" calcext:value-type="float">
            <text:p>1,4707</text:p>
          </table:table-cell>
        </table:table-row>
        <table:table-row table:style-name="ro1">
          <table:table-cell table:number-columns-repeated="3"/>
          <table:table-cell office:value-type="date" office:date-value="2017-10-14" calcext:value-type="date">
            <text:p>2017-10-14</text:p>
          </table:table-cell>
          <table:table-cell office:value-type="float" office:value="1.4555" calcext:value-type="float">
            <text:p>1,4555</text:p>
          </table:table-cell>
        </table:table-row>
        <table:table-row table:style-name="ro1">
          <table:table-cell table:number-columns-repeated="3"/>
          <table:table-cell table:style-name="ce10" office:value-type="date" office:date-value="2017-10-15" calcext:value-type="date">
            <text:p>2017-10-15</text:p>
          </table:table-cell>
          <table:table-cell office:value-type="float" office:value="1.0343" calcext:value-type="float">
            <text:p>1,0343</text:p>
          </table:table-cell>
        </table:table-row>
        <table:table-row table:style-name="ro1">
          <table:table-cell table:number-columns-repeated="3"/>
          <table:table-cell office:value-type="date" office:date-value="2017-10-16" calcext:value-type="date">
            <text:p>2017-10-16</text:p>
          </table:table-cell>
          <table:table-cell office:value-type="float" office:value="1.1707" calcext:value-type="float">
            <text:p>1,1707</text:p>
          </table:table-cell>
        </table:table-row>
        <table:table-row table:style-name="ro1">
          <table:table-cell table:number-columns-repeated="3"/>
          <table:table-cell office:value-type="date" office:date-value="2017-10-17" calcext:value-type="date">
            <text:p>2017-10-17</text:p>
          </table:table-cell>
          <table:table-cell office:value-type="float" office:value="1.579" calcext:value-type="float">
            <text:p>1,579</text:p>
          </table:table-cell>
        </table:table-row>
        <table:table-row table:style-name="ro1">
          <table:table-cell table:number-columns-repeated="3"/>
          <table:table-cell table:style-name="ce10" office:value-type="date" office:date-value="2017-10-18" calcext:value-type="date">
            <text:p>2017-10-18</text:p>
          </table:table-cell>
          <table:table-cell office:value-type="float" office:value="1.2603" calcext:value-type="float">
            <text:p>1,2603</text:p>
          </table:table-cell>
        </table:table-row>
        <table:table-row table:style-name="ro1">
          <table:table-cell table:number-columns-repeated="3"/>
          <table:table-cell office:value-type="date" office:date-value="2017-10-19" calcext:value-type="date">
            <text:p>2017-10-19</text:p>
          </table:table-cell>
          <table:table-cell office:value-type="float" office:value="1.9017" calcext:value-type="float">
            <text:p>1,9017</text:p>
          </table:table-cell>
        </table:table-row>
        <table:table-row table:style-name="ro1">
          <table:table-cell table:number-columns-repeated="3"/>
          <table:table-cell office:value-type="date" office:date-value="2017-10-20" calcext:value-type="date">
            <text:p>2017-10-20</text:p>
          </table:table-cell>
          <table:table-cell office:value-type="float" office:value="1.9212" calcext:value-type="float">
            <text:p>1,9212</text:p>
          </table:table-cell>
        </table:table-row>
        <table:table-row table:style-name="ro1">
          <table:table-cell table:number-columns-repeated="3"/>
          <table:table-cell office:value-type="date" office:date-value="2017-10-21" calcext:value-type="date">
            <text:p>2017-10-21</text:p>
          </table:table-cell>
          <table:table-cell office:value-type="float" office:value="1.675" calcext:value-type="float">
            <text:p>1,675</text:p>
          </table:table-cell>
        </table:table-row>
        <table:table-row table:style-name="ro1">
          <table:table-cell table:number-columns-repeated="3"/>
          <table:table-cell table:style-name="ce10" office:value-type="date" office:date-value="2017-10-22" calcext:value-type="date">
            <text:p>2017-10-22</text:p>
          </table:table-cell>
          <table:table-cell office:value-type="float" office:value="1.4656" calcext:value-type="float">
            <text:p>1,4656</text:p>
          </table:table-cell>
        </table:table-row>
        <table:table-row table:style-name="ro1">
          <table:table-cell table:number-columns-repeated="3"/>
          <table:table-cell office:value-type="date" office:date-value="2017-10-23" calcext:value-type="date">
            <text:p>2017-10-23</text:p>
          </table:table-cell>
          <table:table-cell office:value-type="float" office:value="1.5815" calcext:value-type="float">
            <text:p>1,5815</text:p>
          </table:table-cell>
        </table:table-row>
        <table:table-row table:style-name="ro1">
          <table:table-cell table:number-columns-repeated="3"/>
          <table:table-cell office:value-type="date" office:date-value="2017-10-24" calcext:value-type="date">
            <text:p>2017-10-24</text:p>
          </table:table-cell>
          <table:table-cell office:value-type="float" office:value="1.7662" calcext:value-type="float">
            <text:p>1,7662</text:p>
          </table:table-cell>
        </table:table-row>
        <table:table-row table:style-name="ro1">
          <table:table-cell table:number-columns-repeated="3"/>
          <table:table-cell office:value-type="date" office:date-value="2017-10-25" calcext:value-type="date">
            <text:p>2017-10-25</text:p>
          </table:table-cell>
          <table:table-cell office:value-type="float" office:value="1.7835" calcext:value-type="float">
            <text:p>1,7835</text:p>
          </table:table-cell>
        </table:table-row>
        <table:table-row table:style-name="ro1">
          <table:table-cell table:number-columns-repeated="3"/>
          <table:table-cell office:value-type="date" office:date-value="2017-10-26" calcext:value-type="date">
            <text:p>2017-10-26</text:p>
          </table:table-cell>
          <table:table-cell office:value-type="float" office:value="1.7856" calcext:value-type="float">
            <text:p>1,7856</text:p>
          </table:table-cell>
        </table:table-row>
        <table:table-row table:style-name="ro1">
          <table:table-cell table:number-columns-repeated="3"/>
          <table:table-cell office:value-type="date" office:date-value="2017-10-27" calcext:value-type="date">
            <text:p>2017-10-27</text:p>
          </table:table-cell>
          <table:table-cell office:value-type="float" office:value="1.7836" calcext:value-type="float">
            <text:p>1,7836</text:p>
          </table:table-cell>
        </table:table-row>
        <table:table-row table:style-name="ro1">
          <table:table-cell table:number-columns-repeated="3"/>
          <table:table-cell office:value-type="date" office:date-value="2017-10-28" calcext:value-type="date">
            <text:p>2017-10-28</text:p>
          </table:table-cell>
          <table:table-cell office:value-type="float" office:value="1.5762" calcext:value-type="float">
            <text:p>1,5762</text:p>
          </table:table-cell>
        </table:table-row>
        <table:table-row table:style-name="ro1">
          <table:table-cell table:number-columns-repeated="3"/>
          <table:table-cell table:style-name="ce10" office:value-type="date" office:date-value="2017-10-29" calcext:value-type="date">
            <text:p>2017-10-29</text:p>
          </table:table-cell>
          <table:table-cell office:value-type="float" office:value="1.6729" calcext:value-type="float">
            <text:p>1,6729</text:p>
          </table:table-cell>
        </table:table-row>
        <table:table-row table:style-name="ro1">
          <table:table-cell table:number-columns-repeated="3"/>
          <table:table-cell office:value-type="date" office:date-value="2017-10-30" calcext:value-type="date">
            <text:p>2017-10-30</text:p>
          </table:table-cell>
          <table:table-cell office:value-type="float" office:value="1.5798" calcext:value-type="float">
            <text:p>1,5798</text:p>
          </table:table-cell>
        </table:table-row>
        <table:table-row table:style-name="ro1">
          <table:table-cell table:number-columns-repeated="3"/>
          <table:table-cell office:value-type="date" office:date-value="2017-10-31" calcext:value-type="date">
            <text:p>2017-10-31</text:p>
          </table:table-cell>
          <table:table-cell office:value-type="float" office:value="1.5732" calcext:value-type="float">
            <text:p>1,5732</text:p>
          </table:table-cell>
        </table:table-row>
        <table:table-row table:style-name="ro1">
          <table:table-cell table:number-columns-repeated="3"/>
          <table:table-cell table:style-name="ce8" office:value-type="string" calcext:value-type="string">
            <text:p>Total</text:p>
          </table:table-cell>
          <table:table-cell table:formula="of:=[.E3]+[.E4]+[.E5]+[.E6]+[.E7]+[.E8]+[.E9]+[.E10]+[.E11]+[.E12]+[.E13]+[.E14]+[.E15]+[.E16]+[.E17]+[.E18]+[.E19]+[.E20]+[.E21]+[.E22]+[.E23]+[.E24]+[.E25]+[.E26]+[.E27]+[.E28]+[.E29]+[.E30]+[.E31]" office:value-type="float" office:value="41.9801" calcext:value-type="float">
            <text:p>41,9801</text:p>
          </table:table-cell>
        </table:table-row>
        <table:table-row table:style-name="ro3">
          <table:table-cell table:number-columns-repeated="3"/>
          <table:table-cell table:style-name="ce4" office:value-type="string" calcext:value-type="string">
            <text:p>Porcentaje de Mantenimiento y Hospedaje RIGS ETC</text:p>
          </table:table-cell>
          <table:table-cell table:style-name="ce6" office:value-type="percentage" office:value="0.125" calcext:value-type="percentage">
            <text:p>12,50 %</text:p>
          </table:table-cell>
        </table:table-row>
        <table:table-row table:style-name="ro2">
          <table:table-cell table:number-columns-repeated="3"/>
          <table:table-cell table:style-name="ce4" office:value-type="string" calcext:value-type="string">
            <text:p>Pago Septiembre por Mantenimiento y Hospedaje</text:p>
          </table:table-cell>
          <table:table-cell table:style-name="ce7" table:formula="of:=[.E32]*0.125" office:value-type="float" office:value="5.2475125" calcext:value-type="float">
            <text:p>5,2475125</text:p>
          </table:table-cell>
        </table:table-row>
        <table:table-row table:style-name="ro1" table:number-rows-repeated="2">
          <table:table-cell table:number-columns-repeated="3"/>
          <table:table-cell table:style-name="ce11" table:number-columns-repeated="2"/>
        </table:table-row>
        <table:table-row table:style-name="ro1">
          <table:table-cell table:number-columns-repeated="3"/>
          <table:table-cell table:style-name="ce1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1:08:19.3758043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8:48:40.472523851</meta:creation-date>
    <dc:date>2017-11-01T11:25:44.241874653</dc:date>
    <meta:editing-duration>PT1H17M32S</meta:editing-duration>
    <meta:editing-cycles>7</meta:editing-cycles>
    <meta:generator>LibreOffice/5.2.7.2$Linux_X86_64 LibreOffice_project/20m0$Build-2</meta:generator>
    <meta:document-statistic meta:table-count="1" meta:cell-count="88" meta:object-count="0"/>
  </office:meta>
</office:document-meta>
</file>